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800001FF0000034EBA92FDE7E.wmf"/>
  <manifest:file-entry manifest:media-type="" manifest:full-path="Pictures/200000080000203F000034B69C4D053B.wmf"/>
  <manifest:file-entry manifest:media-type="" manifest:full-path="Pictures/20000008000020F8000035A48781535F.wmf"/>
  <manifest:file-entry manifest:media-type="" manifest:full-path="Pictures/200000080000203F000034EB6738191E.wmf"/>
  <manifest:file-entry manifest:media-type="image/png" manifest:full-path="Pictures/100002010000061B000003FF996C99A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Calibri Light" svg:font-family="'Calibri Light'"/>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line-height-at-least="0.457cm" style:text-autospace="none"/>
      <style:text-properties fo:color="#00000a" style:font-name="Calibri" fo:font-size="11pt" fo:letter-spacing="normal" fo:language="en" fo:country="none"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2" style:family="paragraph" style:parent-style-name="Standard">
      <style:paragraph-properties style:line-height-at-least="0.457cm" fo:text-align="justify" style:justify-single-word="false" style:text-autospace="none"/>
      <style:text-properties fo:color="#00000a" style:font-name="Calibri" fo:font-size="11pt" fo:letter-spacing="normal" fo:language="en" fo:country="none"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 style:family="paragraph" style:parent-style-name="Standard">
      <style:paragraph-properties fo:line-height="100%" style:text-autospace="none"/>
      <style:text-properties fo:color="#00000a" style:font-name="Calibri Light" fo:font-size="28pt" fo:letter-spacing="normal" fo:language="en" fo:country="none" fo:font-style="normal" fo:font-weight="normal" style:font-name-asian="Calibri Light" style:font-size-asian="28pt" style:font-style-asian="normal" style:font-weight-asian="normal" style:font-name-complex="Calibri Light" style:font-size-complex="28pt" style:font-style-complex="normal" style:font-weight-complex="normal"/>
    </style:style>
    <style:style style:name="P4" style:family="paragraph" style:parent-style-name="Standard">
      <style:paragraph-properties style:line-height-at-least="0.457cm" style:text-autospace="none"/>
    </style:style>
    <style:style style:name="P5" style:family="paragraph" style:parent-style-name="Standard">
      <style:paragraph-properties style:line-height-at-least="0.457cm" fo:text-align="justify" style:justify-single-word="false" style:text-autospace="none"/>
    </style:style>
    <style:style style:name="P6" style:family="paragraph" style:parent-style-name="Standard">
      <style:paragraph-properties fo:margin-top="0cm" fo:margin-bottom="0.282cm" style:line-height-at-least="0.457cm" style:text-autospace="none"/>
      <style:text-properties fo:color="#00000a" style:font-name="Calibri" fo:font-size="11pt" fo:language="en" fo:country="none" style:font-name-asian="Calibri" style:font-size-asian="11pt" style:font-name-complex="Calibri" style:font-size-complex="11pt"/>
    </style:style>
    <style:style style:name="P7" style:family="paragraph" style:parent-style-name="Standard">
      <style:paragraph-properties fo:margin-top="0cm" fo:margin-bottom="0.282cm" style:line-height-at-least="0.457cm" style:text-autospace="none"/>
      <style:text-properties fo:color="#00000a" style:font-name="Calibri" fo:font-size="11pt" fo:letter-spacing="normal" fo:language="en" fo:country="none" style:font-name-asian="Calibri" style:font-size-asian="11pt" style:font-name-complex="Calibri" style:font-size-complex="11pt"/>
    </style:style>
    <style:style style:name="P8" style:family="paragraph" style:parent-style-name="Standard">
      <style:paragraph-properties fo:margin-top="0cm" fo:margin-bottom="0.282cm" style:line-height-at-least="0.457cm" style:text-autospace="none"/>
      <style:text-properties fo:color="#00000a" style:font-name="Calibri" fo:font-size="11pt" fo:letter-spacing="normal" fo:language="en" fo:country="none" fo:font-style="normal" style:font-name-asian="Calibri" style:font-size-asian="11pt" style:font-style-asian="normal" style:font-name-complex="Calibri" style:font-size-complex="11pt" style:font-style-complex="normal"/>
    </style:style>
    <style:style style:name="P9" style:family="paragraph" style:parent-style-name="Standard">
      <style:paragraph-properties fo:margin-top="0cm" fo:margin-bottom="0.282cm" style:line-height-at-least="0.457cm" style:text-autospace="none"/>
      <style:text-properties fo:color="#00000a" style:font-name="Calibri" fo:font-size="11pt" fo:letter-spacing="normal" fo:language="en" fo:country="none" fo:font-style="normal" fo:font-weight="bold" style:font-name-asian="Calibri" style:font-size-asian="11pt" style:font-style-asian="normal" style:font-weight-asian="bold" style:font-name-complex="Calibri" style:font-size-complex="11pt" style:font-style-complex="normal" style:font-weight-complex="bold"/>
    </style:style>
    <style:style style:name="P10" style:family="paragraph" style:parent-style-name="Standard">
      <style:paragraph-properties fo:margin-top="0cm" fo:margin-bottom="0.282cm" style:line-height-at-least="0.457cm" style:text-autospace="none"/>
      <style:text-properties fo:color="#00000a" style:font-name="Calibri" fo:font-size="11pt" fo:letter-spacing="normal" fo:language="en" fo:country="none"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11" style:family="paragraph" style:parent-style-name="Standard">
      <style:paragraph-properties fo:margin-top="0cm" fo:margin-bottom="0.282cm" style:line-height-at-least="0.457cm" fo:text-align="center" style:justify-single-word="false" style:text-autospace="none"/>
      <style:text-properties fo:color="#5a5a5a" style:font-name="Calibri" fo:font-size="11pt" fo:letter-spacing="0.026cm" fo:language="en" fo:country="none" style:font-name-asian="Calibri" style:font-size-asian="11pt" style:font-name-complex="Calibri" style:font-size-complex="11pt"/>
    </style:style>
    <style:style style:name="P12" style:family="paragraph" style:parent-style-name="Standard">
      <style:paragraph-properties fo:margin-top="0cm" fo:margin-bottom="0.282cm" style:line-height-at-least="0.457cm" style:text-autospace="none"/>
    </style:style>
    <style:style style:name="P13" style:family="paragraph" style:parent-style-name="Standard">
      <style:paragraph-properties fo:margin-top="0cm" fo:margin-bottom="0.282cm" style:line-height-at-least="0.457cm" fo:break-before="page" style:text-autospace="none"/>
      <style:text-properties fo:color="#00000a" style:font-name="Calibri" fo:font-size="11pt" fo:letter-spacing="normal" fo:language="en" fo:country="none" fo:font-style="normal" fo:font-weight="bold" style:font-name-asian="Calibri" style:font-size-asian="11pt" style:font-style-asian="normal" style:font-weight-asian="bold" style:font-name-complex="Calibri" style:font-size-complex="11pt" style:font-style-complex="normal" style:font-weight-complex="bold"/>
    </style:style>
    <style:style style:name="P14" style:family="paragraph" style:parent-style-name="Standard">
      <style:paragraph-properties fo:margin-top="0cm" fo:margin-bottom="0.282cm" style:line-height-at-least="0.457cm" fo:keep-with-next="always" style:text-autospace="none"/>
    </style:style>
    <style:style style:name="P15" style:family="paragraph" style:parent-style-name="Standard">
      <style:paragraph-properties fo:margin-top="0cm" fo:margin-bottom="0.353cm" fo:line-height="100%" fo:text-align="center" style:justify-single-word="false" style:text-autospace="none"/>
      <style:text-properties fo:color="#44546a" style:font-name="Calibri" fo:font-size="9pt" fo:letter-spacing="normal" fo:language="en" fo:country="none" fo:font-style="italic" fo:font-weight="normal" style:font-name-asian="Calibri" style:font-size-asian="9pt" style:font-style-asian="italic" style:font-weight-asian="normal" style:font-name-complex="Calibri" style:font-size-complex="9pt" style:font-style-complex="italic" style:font-weight-complex="normal"/>
    </style:style>
    <style:style style:name="P16" style:family="paragraph" style:parent-style-name="Standard">
      <style:paragraph-properties fo:margin-top="0cm" fo:margin-bottom="0.353cm" fo:line-height="100%" style:text-autospace="none"/>
      <style:text-properties fo:color="#44546a" style:font-name="Calibri" fo:font-size="9pt" fo:letter-spacing="normal" fo:language="en" fo:country="none" fo:font-style="italic" fo:font-weight="normal" style:font-name-asian="Calibri" style:font-size-asian="9pt" style:font-style-asian="italic" style:font-weight-asian="normal" style:font-name-complex="Calibri" style:font-size-complex="9pt" style:font-style-complex="italic" style:font-weight-complex="normal"/>
    </style:style>
    <style:style style:name="P17" style:family="paragraph" style:parent-style-name="Standard">
      <style:paragraph-properties fo:line-height="100%" fo:text-align="center" style:justify-single-word="false" style:text-autospace="none"/>
      <style:text-properties fo:color="#00000a" style:font-name="Calibri Light" fo:font-size="28pt" fo:language="en" fo:country="none" style:font-name-asian="Calibri Light" style:font-size-asian="28pt" style:font-name-complex="Calibri Light" style:font-size-complex="28pt"/>
    </style:style>
    <style:style style:name="P18" style:family="paragraph" style:parent-style-name="Standard" style:list-style-name="RTF_5f_Num_20_2">
      <style:paragraph-properties fo:margin-left="1.27cm" fo:margin-right="0cm" fo:line-height="100%" fo:text-indent="0cm" style:auto-text-indent="false" style:text-autospace="none">
        <style:tab-stops/>
      </style:paragraph-properties>
      <style:text-properties fo:color="#00000a" style:font-name="Calibri Light" fo:font-size="28pt" fo:letter-spacing="normal" fo:language="en" fo:country="none" style:font-name-asian="Calibri Light" style:font-size-asian="28pt" style:font-name-complex="Calibri Light" style:font-size-complex="28pt"/>
    </style:style>
    <style:style style:name="P19" style:family="paragraph" style:parent-style-name="Standard" style:list-style-name="RTF_5f_Num_20_2">
      <style:paragraph-properties fo:margin-left="1.27cm" fo:margin-right="0cm" fo:line-height="100%" fo:text-indent="0cm" style:auto-text-indent="false" style:text-autospace="none">
        <style:tab-stops/>
      </style:paragraph-properties>
      <style:text-properties fo:color="#00000a" style:font-name="Calibri Light" fo:font-size="28pt" fo:letter-spacing="normal" fo:language="en" fo:country="none" fo:font-style="normal" fo:font-weight="normal" style:font-name-asian="Calibri Light" style:font-size-asian="28pt" style:font-style-asian="normal" style:font-weight-asian="normal" style:font-name-complex="Calibri Light" style:font-size-complex="28pt" style:font-style-complex="normal" style:font-weight-complex="normal"/>
    </style:style>
    <style:style style:name="P20" style:family="paragraph" style:parent-style-name="Standard">
      <style:paragraph-properties fo:margin-top="0cm" fo:margin-bottom="0.282cm" style:line-height-at-least="0.457cm" style:text-autospace="none"/>
      <style:text-properties fo:color="#00000a" style:font-name="Calibri" fo:font-size="11pt" fo:letter-spacing="normal" fo:language="en" fo:country="none"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21" style:family="paragraph" style:parent-style-name="Standard">
      <style:paragraph-properties fo:margin-top="0cm" fo:margin-bottom="0.282cm" style:line-height-at-least="0.457cm" fo:text-align="center" style:justify-single-word="false" style:text-autospace="none"/>
      <style:text-properties fo:color="#00000a" style:font-name="Calibri" fo:font-size="11pt" fo:letter-spacing="normal" fo:language="en" fo:country="none"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22" style:family="paragraph" style:parent-style-name="Standard">
      <style:paragraph-properties fo:margin-top="0cm" fo:margin-bottom="0.353cm" fo:line-height="100%" fo:text-align="center" style:justify-single-word="false" style:text-autospace="none"/>
      <style:text-properties fo:color="#44546a" style:font-name="Calibri" fo:font-size="9pt" fo:letter-spacing="normal" fo:language="en" fo:country="none" fo:font-style="italic" fo:font-weight="normal" style:font-name-asian="Calibri" style:font-size-asian="9pt" style:font-style-asian="italic" style:font-weight-asian="normal" style:font-name-complex="Calibri" style:font-size-complex="9pt" style:font-style-complex="italic" style:font-weight-complex="normal"/>
    </style:style>
    <style:style style:name="T1" style:family="text">
      <style:text-properties fo:color="#00000a" style:font-name="Calibri" fo:font-size="11pt" fo:letter-spacing="normal" fo:language="en" fo:country="none" style:font-name-asian="Calibri" style:font-size-asian="11pt" style:font-name-complex="Calibri" style:font-size-complex="11pt"/>
    </style:style>
    <style:style style:name="T2" style:family="text">
      <style:text-properties fo:color="#00000a" style:font-name="Calibri" fo:font-size="11pt" fo:letter-spacing="normal" fo:language="en" fo:country="none" fo:font-style="italic" style:font-name-asian="Calibri" style:font-size-asian="11pt" style:font-style-asian="italic" style:font-name-complex="Calibri" style:font-size-complex="11pt" style:font-style-complex="italic"/>
    </style:style>
    <style:style style:name="T3" style:family="text">
      <style:text-properties fo:color="#00000a" style:font-name="Calibri" fo:font-size="11pt" fo:letter-spacing="normal" fo:language="en" fo:country="none"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T4" style:family="text">
      <style:text-properties fo:color="#00000a" style:font-name="Calibri" fo:font-size="11pt" fo:letter-spacing="normal" fo:language="en" fo:country="none" fo:font-style="normal" style:font-name-asian="Calibri" style:font-size-asian="11pt" style:font-style-asian="normal" style:font-name-complex="Calibri" style:font-size-complex="11pt" style:font-style-complex="normal"/>
    </style:style>
    <style:style style:name="T5" style:family="text">
      <style:text-properties fo:color="#00000a" style:font-name="Calibri" fo:font-size="11pt" fo:letter-spacing="normal" fo:language="en" fo:country="none"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6" style:family="text">
      <style:text-properties fo:color="#00000a" style:font-name="Calibri" fo:font-size="11pt" fo:letter-spacing="normal" fo:language="en" fo:country="none" fo:font-style="normal" fo:font-weight="bold" style:font-name-asian="Calibri" style:font-size-asian="11pt" style:font-style-asian="normal" style:font-weight-asian="bold" style:font-name-complex="Calibri" style:font-size-complex="11pt" style:font-style-complex="normal" style:font-weight-complex="bold"/>
    </style:style>
    <style:style style:name="T7" style:family="text">
      <style:text-properties fo:color="#00000a" style:font-name="Calibri" fo:font-size="9pt" fo:letter-spacing="normal" fo:language="en" fo:country="none" fo:font-style="italic" fo:font-weight="normal" style:font-name-asian="Calibri" style:font-size-asian="9pt" style:font-style-asian="italic" style:font-weight-asian="normal" style:font-name-complex="Calibri" style:font-size-complex="9pt" style:font-style-complex="italic" style:font-weight-complex="normal"/>
    </style:style>
    <style:style style:name="T8" style:family="text">
      <style:text-properties style:use-window-font-color="true" style:font-name="Calibri" fo:font-size="11pt" fo:letter-spacing="normal" fo:language="en" fo:country="none"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Rapport – Avancerad C++</text:p>
      <text:p text:style-name="P6"/>
      <text:p text:style-name="P11">Isak sondell</text:p>
      <text:p text:style-name="P7"/>
      <text:list xml:id="list3536123941911461143" text:style-name="RTF_5f_Num_20_2">
        <text:list-item>
          <text:p text:style-name="P18">Problem</text:p>
        </text:list-item>
      </text:list>
      <text:p text:style-name="P7"/>
      <text:p text:style-name="P7">Ett 2D-spel i vilket en spelares karaktär och dennes fiender figurerar skall byggas. Dessa fiender skall ha för mål att ta sig förbi karaktären, vilket denne skall förhindra genom att beskjuta dem med sitt vapen.</text:p>
      <text:p text:style-name="P7">Spelet kommer att efterlikna en kommandotolk vänd på sin sida, och spelaren kommer att mata in kommandon för att kontrollera spelet och avfyra sitt vapen.</text:p>
      <text:p text:style-name="P7">Spelet kommer att utspela sig på användarens hela skärmupplösning, men med ett fönster begränsat till cirka 500x500 pixlar. Spelaren kommer att söka efter fienderna samt flytta på karaktären genom att flytta på fönstret.</text:p>
      <text:p text:style-name="P7"/>
      <text:list xml:id="list33533049" text:continue-numbering="true" text:style-name="RTF_5f_Num_20_2">
        <text:list-item>
          <text:p text:style-name="P18">Design</text:p>
        </text:list-item>
      </text:list>
      <text:p text:style-name="P7"/>
      <text:p text:style-name="P12"><text:span text:style-name="T1">Spelet, som har dubbats till </text:span><text:span text:style-name="T2">”Whitespace Invaders”</text:span><text:span text:style-name="T4">, kommer som nämnt utgöra sig för att vara ett konsollfönster.</text:span></text:p>
      <text:p text:style-name="P8">Spelet skall byggas med hjälp av Simple Fast Media Library 2.3.2 och C++.</text:p>
      <text:p text:style-name="P12"><text:span text:style-name="T4">SFML har en robust och renderbar text-klass med transform-kababiliteter, denna kommer att stå till grund för det mesta i grafisk väg i </text:span><text:span text:style-name="T2">whitespace invaders </text:span><text:span text:style-name="T4">istället för texturer</text:span><text:span text:style-name="T2">. </text:span><text:span text:style-name="T4">Den grundläggande basklassen kommer representera en sfml-text och all tillhörande funktionalitet som bedöms lämplig, kallad </text:span><text:span text:style-name="T2">”Line”.</text:span></text:p>
      <text:p text:style-name="P12"><text:span text:style-name="T2">"Line" </text:span><text:span text:style-name="T4">kommer att besitta de egenskaper vilka </text:span><text:span text:style-name="T2">"Invader", Player", "Trail" </text:span><text:span text:style-name="T4">och </text:span><text:span text:style-name="T2">"Splosion", </text:span><text:span text:style-name="T4">har gemensamt; till exempel tillståndet för huruvida texten följer skärmens förflyttning eller ej, eller att de studsar mot spelskärmens kanter när de rör sig. Dess underklasser kommer däremot att behöva uppdateras på olika sätt.</text:span></text:p>
      <text:p text:style-name="P12"><text:span text:style-name="T4">En styrande hanterare kommer att sköta interaktioner mellan de olika </text:span><text:span text:style-name="T2">Line</text:span><text:span text:style-name="T4">s som är aktiva på skärmen. <text:s/>Denna kommer även svara för uppdatering och rendering av dessa entiteter. Denna hanterare kommer att följa ett singleton-mönster för att kunna nås av olika klasser under körtid. Exempel på interaktioner som sköts via hanteraren är kollisioner och resulterande explosioner, out-of-bounds-checks, eller poängsättning.</text:span></text:p>
      <text:p text:style-name="P12"><text:span text:style-name="T4">En statisk klass kallad </text:span><text:span text:style-name="T2">”LineWriter”</text:span><text:span text:style-name="T4"> kommer att ansvara för skapandet av de olika entiteter som kommer att agera i spelutrymmet. Denna klass tar med undantag för spelarens karaktär emot </text:span><text:span text:style-name="T2">Line</text:span><text:span text:style-name="T4">s att efterlikna i skapandet av </text:span><text:span text:style-name="T2">Invader</text:span><text:span text:style-name="T4">s och </text:span><text:span text:style-name="T2">Lazer</text:span><text:span text:style-name="T4">s, samt motsvarandens </text:span><text:span text:style-name="T2">Splosion</text:span><text:span text:style-name="T4">s. Avsikten är att man i källkoden ändrar textens utseende i </text:span><text:span text:style-name="T2">Player</text:span><text:span text:style-name="T4">-metoden i </text:span><text:span text:style-name="T2">LineWriter</text:span><text:span text:style-name="T4">, för att uppnå dessa ändringar i alla instanser av </text:span><text:span text:style-name="T2">Line</text:span><text:span text:style-name="T4"> och dess underklasser.</text:span></text:p>
      <text:p text:style-name="P12"><text:span text:style-name="T4">En spelsession kommer att delas upp i </text:span><text:span text:style-name="T2">”Screens”</text:span><text:span text:style-name="T4">, vilkas egenskaper avgör hur huvudspelet instansierar dessa </text:span><text:span text:style-name="T2">Line</text:span><text:span text:style-name="T4">s. Exempelvis kommer </text:span><text:span text:style-name="T2">MainScreen </text:span><text:span text:style-name="T4">att under krympande intervall att instansiera </text:span><text:span text:style-name="T2">Invader</text:span><text:span text:style-name="T4"> klassen, vilka kostar spelaren ett liv om de ej skjuts ner innan de når underkanten på spelarens skärm. Dessa </text:span><text:span text:style-name="T2">Screen</text:span><text:span text:style-name="T4">s kommer att avlösas i en cyklisk ordning som sköts av en separat hanterare och stegar igenom följden, detta för att kunna lägga till eller ta bort </text:span><text:span text:style-name="T2">Screen</text:span><text:span text:style-name="T4">s allt eftersom de blir färdigskrivna eller förlegade.</text:span></text:p>
      <text:p text:style-name="P13"/>
      <text:list xml:id="list33534694" text:continue-numbering="true" text:style-name="RTF_5f_Num_20_2">
        <text:list-item>
          <text:p text:style-name="P19">Analys</text:p>
        </text:list-item>
      </text:list>
      <text:p text:style-name="P9"/>
      <text:p text:style-name="P10">Det är uppenbart att implementationen lider av strukturella brister, spelets exekvering träder fram och tillbaka mellan sina hanterare och entiteter flera gånger per enskild entitet och uppdatering, på grund av hur mycket av funktionaliteten som implementeras i en annan klass än den borde.</text:p>
      <text:p text:style-name="P10">Grundläggande funktionalitet som att till exempel återställa spelet är inte centrala, utan har kopierats ut i diverse funktioner och således finns ingen särskild kontroll över dem.</text:p>
      <text:p text:style-name="P10">Samma problem återfinns och återkommer i flera klasser, i synnerhet ObjectHandler är en otymplig klass med för röriga och för stora metoder, detta ledde exempelvis till stora svårigheter när en minnesläcka upptäcktes som skedde någonstans under ObjectHandler’s uppdateringsmetod, denna läcka blev onödigt svår att hitta.</text:p>
      <text:p text:style-name="P12"><text:span text:style-name="T5">Const-inkorrekthet råder i allra högsta grad, och många gånger av ren lathet. Basklassen </text:span><text:span text:style-name="T3">Line </text:span><text:span text:style-name="T5">i synnerhet borde ha haft fler mer utbyggda och const-korrekta metoder för att behandla sina medlemsobjekt, väldigt många problem under utvecklingen har härstammat från denna klass, och kunde ha förebyggts;</text:span></text:p>
      <text:p text:style-name="P12"><text:span text:style-name="T5">GamePlay-designen bör inte tas upp i för stor utsträckning men det borde antagligen nämnas att om en tydligare designriktning tagits från första början kunde de första UML-skisserna varit mer applicerbara, men källkoden kunde också ha varit mycket mer mottaglig för det förändringar som var sannolika, det finns t.ex. medlemsvariabler som roterar spelplanen till en mer </text:span><text:span text:style-name="T3">”konsoll-aktig”</text:span><text:span text:style-name="T5"> horisontell sådan, men endast vissa delar av koden stödjer den.</text:span></text:p>
      <text:p text:style-name="P12"><text:span text:style-name="T5">Metoderna och klasserna som sköter explosioner och </text:span><text:span text:style-name="T3">trails</text:span><text:span text:style-name="T5"> är relativt lättskötta, även om de skulle kunna skötas från en Effekt-klass. Men de expanderar spelarens upplevelse avsevärt per investerad utvecklingstid.</text:span></text:p>
      <text:p text:style-name="P12"><text:span text:style-name="T5">Soundtrack, spelljud, high-scores, och faktisk score över huvud taget, lyser med sin frånvaro; de föll offer för felsökning, tillsammans med speldesignen till att börja med. Måhända kunde originaltanken med transparens mellan </text:span><text:span text:style-name="T3">Splash, Main Menu, Main Game, Game Over, Credits, etc, </text:span><text:span text:style-name="T5">fungerat med en robustare implementation.</text:span></text:p>
      <text:p text:style-name="P10"/>
      <text:list xml:id="list33536646" text:continue-numbering="true" text:style-name="RTF_5f_Num_20_2">
        <text:list-item>
          <text:p text:style-name="P19">Körexempel</text:p>
        </text:list-item>
      </text:list>
      <text:p text:style-name="P10"/>
      <text:p text:style-name="P12"><text:span text:style-name="T5">Spelet startas upp till vad som spelaren förhoppningsvis begriper vara en usel avbild av ett konsollfönster eller en kommandotolk </text:span><text:span text:style-name="T6">(se figur 2).</text:span></text:p>
      <text:p text:style-name="P10">Med denna vågade förhoppning i ryggen antas då även att spelaren kommer att försöka skriva in ett kommando.</text:p>
      <text:p text:style-name="P12"><text:span text:style-name="T5">Detta matar in knapptryckningar i </text:span><text:span text:style-name="T3">Player-klassens</text:span><text:span text:style-name="T5"> </text:span><text:span text:style-name="T3">EnterText</text:span><text:span text:style-name="T5">-metod, vilken ritar ut texten framför spelaren, det så kallade kommandot.</text:span></text:p>
      <text:p text:style-name="P12"><text:span text:style-name="T5">Varpå spelaren trycker på Enter matchas kommandot mot kända kommandon i den statiska klassen </text:span><text:span text:style-name="T3">Commands</text:span><text:span text:style-name="T5">, som sedan skapar entiteter utifrån dem.</text:span></text:p>
      <text:p text:style-name="P12"><text:span text:style-name="T5">Alla de entiteter som skapas görs så av den statiska klassen </text:span><text:span text:style-name="T3">LineWriter</text:span><text:span text:style-name="T5">, varpå de matas in i en passande </text:span><text:span text:style-name="T3">std::vector</text:span><text:span text:style-name="T5"> som bibehålls av </text:span><text:span text:style-name="T3">ObjectHandler</text:span><text:span text:style-name="T5">.</text:span></text:p>
      <text:p text:style-name="P12"><text:span text:style-name="T5">Felmeddelanden och hjälpmeddelanden ritas ut på skärmen och flyttar sedan fönstret ”lika många rader”, spelarens position fortfarande är central </text:span><text:span text:style-name="T6">(se figur 3).</text:span></text:p>
      <text:p text:style-name="P10"><text:soft-page-break/>Det stora antagandet här är att spelaren skall upptäcka fönstrets rörelse, och sedan själv vilja flytta det med hjälp av musen och även upptäcka spelets huvudmekanik, vare sig spelaren upptäcker detta eller ej förväntas denne trycka på alt+f4 i besvikelse, men vid den eventualitet att hen är mer ihärdig än förutsett kan även någon liknelse vid ett datorspel därefter spelas.</text:p>
      <text:p text:style-name="P4"><text:span text:style-name="T5">Om </text:span><text:span text:style-name="T3">Commands</text:span><text:span text:style-name="T5"> upptäcker kommandot ”newgame” så börjar </text:span><text:span text:style-name="T3">ScreenHandler</text:span><text:span text:style-name="T5"> uppdatera mot </text:span><text:span text:style-name="T3">MainScreen</text:span><text:span text:style-name="T5">, vilken instantierar </text:span><text:span text:style-name="T3">Invader</text:span><text:span text:style-name="T5">s i ett krympande intervall, spelets mål är att med kommandot ”lazer” eller ”pew” instantiera </text:span><text:span text:style-name="T3">Lazer</text:span><text:span text:style-name="T5">-entiteter som vid kollision med </text:span><text:span text:style-name="T3">Invader</text:span><text:span text:style-name="T5">s resulterar i </text:span><text:span text:style-name="T3">Splosion</text:span><text:span text:style-name="T5">s, och på så vis hindra dem från att nå Windows-miljöns undre kant (märk att det inte är fråga om spelfönstrets undre kant) </text:span><text:span text:style-name="T6">(se figur 4).</text:span></text:p>
      <text:p text:style-name="P1"/>
      <text:p text:style-name="P5"><text:span text:style-name="T3">ObjectHandler</text:span><text:span text:style-name="T5"> som sköter uppdateringen av alla </text:span><text:span text:style-name="T3">Line</text:span><text:span text:style-name="T5">-deriverade entiteter ser också till att dra av ett liv från spelaren var gång, och om det upptäcks att spelaren har slut på liv ombedes </text:span><text:span text:style-name="T3">ScreenHandler</text:span><text:span text:style-name="T5"> att byta </text:span><text:span text:style-name="T3">Screen</text:span><text:span text:style-name="T5">, förhoppningsvis till en som gör det klart för spelaren att hen har förlorat </text:span><text:span text:style-name="T6">(se figur 5)</text:span><text:span text:style-name="T5">.</text:span></text:p>
      <text:p text:style-name="P2">Spelet startas om genom mata in kommandot ”newgame”, vilket kan göras när som helst.</text:p>
      <text:p text:style-name="P2"/>
      <text:p text:style-name="P5"><text:span text:style-name="T5">När en </text:span><text:span text:style-name="T3">Line</text:span><text:span text:style-name="T5">-entitet skall förstöras sätts flaggas denne för att förgöras med en medlemsboolean, vilken kontrolleras i nästa uppdatering av </text:span><text:span text:style-name="T3">ObjectHandler</text:span><text:span text:style-name="T5"> som sedan ersätter entiteten med en </text:span><text:span text:style-name="T3">Splosion</text:span><text:span text:style-name="T5">-entitet per bokstav i ursprungsentitetens text.</text:span></text:p>
      <text:p text:style-name="P5"><text:span text:style-name="T5">När spelets tillstånd skiftar från en </text:span><text:span text:style-name="T3">Screen </text:span><text:span text:style-name="T5">till en annan</text:span><text:span text:style-name="T3">, </text:span><text:span text:style-name="T5">eller när helst en </text:span><text:span text:style-name="T3">Invader</text:span><text:span text:style-name="T5"> tar ett av spelarens liv, så flaggas även samtliga </text:span><text:span text:style-name="T3">Invaders</text:span><text:span text:style-name="T5"> och </text:span><text:span text:style-name="T3">Lazers på detta vis</text:span><text:span text:style-name="T5">.</text:span></text:p>
      <text:p text:style-name="P9"/>
      <text:p text:style-name="P3">Figurer</text:p>
      <text:p text:style-name="P21"/>
      <text:p text:style-name="P15"><draw:frame draw:style-name="fr2" draw:name="graphics1" text:anchor-type="paragraph" svg:width="16.999cm" svg:height="11.125cm" draw:z-index="4"><draw:image xlink:href="Pictures/100002010000061B000003FF996C99A0.png" xlink:type="simple" xlink:show="embed" xlink:actuate="onLoad"/></draw:frame></text:p>
      <text:p text:style-name="P15">Figur 1, UML-Diagram</text:p>
      <text:p text:style-name="P15"/>
      <text:p text:style-name="P14"><text:soft-page-break/><text:span text:style-name="T8"><draw:frame draw:style-name="fr1" draw:name="graphics2" text:anchor-type="as-char" svg:width="4.29cm" svg:height="7.107cm" draw:z-index="0"><draw:image xlink:href="Pictures/2000000800001FF0000034EBA92FDE7E.wmf" xlink:type="simple" xlink:show="embed" xlink:actuate="onLoad"/></draw:frame></text:span><text:span text:style-name="T5"><text:tab/><text:tab/><text:tab/></text:span><text:span text:style-name="T5"><draw:frame draw:style-name="fr1" draw:name="graphics3" text:anchor-type="as-char" svg:width="4.341cm" svg:height="7.117cm" draw:z-index="1"><draw:image xlink:href="Pictures/200000080000203F000034EB6738191E.wmf" xlink:type="simple" xlink:show="embed" xlink:actuate="onLoad"/></draw:frame></text:span></text:p>
      <text:p text:style-name="P16">Figur 2, spelets första och sannolikt sista intryck.<text:tab/><text:tab/>Figur 3, felmeddelandet flyttar skärmen.</text:p>
      <text:p text:style-name="P10"/>
      <text:p text:style-name="P10"/>
      <text:p text:style-name="P12"><text:span text:style-name="T8"><draw:frame draw:style-name="fr1" draw:name="graphics4" text:anchor-type="as-char" svg:width="3.962cm" svg:height="6.447cm" draw:z-index="2"><draw:image xlink:href="Pictures/20000008000020F8000035A48781535F.wmf" xlink:type="simple" xlink:show="embed" xlink:actuate="onLoad"/></draw:frame></text:span><text:span text:style-name="T5"> <text:s text:c="4"/><text:tab/><text:tab/><text:tab/></text:span><text:span text:style-name="T5"><draw:frame draw:style-name="fr1" draw:name="graphics5" text:anchor-type="as-char" svg:width="3.988cm" svg:height="6.519cm" draw:z-index="3"><draw:image xlink:href="Pictures/200000080000203F000034B69C4D053B.wmf" xlink:type="simple" xlink:show="embed" xlink:actuate="onLoad"/></draw:frame></text:span></text:p>
      <text:p text:style-name="P12"><text:span text:style-name="T7">Figur 4, invadörer och en laser..</text:span><text:span text:style-name="T5"> <text:tab/><text:tab/><text:tab/></text:span><text:span text:style-name="T7">Figur 5, Game Over.</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Calibri Light" svg:font-family="'Calibri Light'"/>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2M21S</meta:editing-duration>
    <meta:editing-cycles>5</meta:editing-cycles>
    <meta:generator>OpenOffice/4.1.2$Win32 OpenOffice.org_project/412m3$Build-9782</meta:generator>
    <dc:date>2016-07-16T13:34:38.67</dc:date>
    <meta:document-statistic meta:table-count="0" meta:image-count="5" meta:object-count="0" meta:page-count="4" meta:paragraph-count="41" meta:word-count="1130" meta:character-count="7542"/>
    <meta:user-defined meta:name="Info 1"/>
    <meta:user-defined meta:name="Info 2"/>
    <meta:user-defined meta:name="Info 3"/>
    <meta:user-defined meta:name="Info 4"/>
  </office:meta>
</office:document-meta>
</file>